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6.805cm" table:align="margins" style:may-break-between-rows="false"/>
    </style:style>
    <style:style style:name="Tableau1.A" style:family="table-column">
      <style:table-column-properties style:column-width="0.984cm" style:rel-column-width="3838*"/>
    </style:style>
    <style:style style:name="Tableau1.B" style:family="table-column">
      <style:table-column-properties style:column-width="1.529cm" style:rel-column-width="5963*"/>
    </style:style>
    <style:style style:name="Tableau1.C" style:family="table-column">
      <style:table-column-properties style:column-width="1.452cm" style:rel-column-width="5661*"/>
    </style:style>
    <style:style style:name="Tableau1.D" style:family="table-column">
      <style:table-column-properties style:column-width="3.007cm" style:rel-column-width="11728*"/>
    </style:style>
    <style:style style:name="Tableau1.E" style:family="table-column">
      <style:table-column-properties style:column-width="9.832cm" style:rel-column-width="38345*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A4" style:family="table-cell">
      <style:table-cell-properties fo:padding="0.097cm" fo:border-left="0.002cm solid #000000" fo:border-right="none" fo:border-top="none" fo:border-bottom="0.002cm solid #000000"/>
    </style:style>
    <style:style style:name="Tableau3" style:family="table">
      <style:table-properties style:width="16.769cm" table:align="left" style:may-break-between-rows="false"/>
    </style:style>
    <style:style style:name="Tableau3.A" style:family="table-column">
      <style:table-column-properties style:column-width="1.011cm"/>
    </style:style>
    <style:style style:name="Tableau3.B" style:family="table-column">
      <style:table-column-properties style:column-width="2.928cm"/>
    </style:style>
    <style:style style:name="Tableau3.C" style:family="table-column">
      <style:table-column-properties style:column-width="1.323cm"/>
    </style:style>
    <style:style style:name="Tableau3.D" style:family="table-column">
      <style:table-column-properties style:column-width="3.059cm"/>
    </style:style>
    <style:style style:name="Tableau3.E" style:family="table-column">
      <style:table-column-properties style:column-width="8.449cm"/>
    </style:style>
    <style:style style:name="Tableau3.A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A4" style:family="table-cell">
      <style:table-cell-properties fo:padding="0.097cm" fo:border-left="0.002cm solid #000000" fo:border-right="none" fo:border-top="none" fo:border-bottom="0.002cm solid #000000"/>
    </style:style>
    <style:style style:name="Tableau5" style:family="table">
      <style:table-properties style:width="16.805cm" table:align="margins" style:may-break-between-rows="false"/>
    </style:style>
    <style:style style:name="Tableau5.A" style:family="table-column">
      <style:table-column-properties style:column-width="0.984cm" style:rel-column-width="3838*"/>
    </style:style>
    <style:style style:name="Tableau5.B" style:family="table-column">
      <style:table-column-properties style:column-width="1.529cm" style:rel-column-width="5963*"/>
    </style:style>
    <style:style style:name="Tableau5.C" style:family="table-column">
      <style:table-column-properties style:column-width="1.452cm" style:rel-column-width="5661*"/>
    </style:style>
    <style:style style:name="Tableau5.D" style:family="table-column">
      <style:table-column-properties style:column-width="3.007cm" style:rel-column-width="11728*"/>
    </style:style>
    <style:style style:name="Tableau5.E" style:family="table-column">
      <style:table-column-properties style:column-width="9.832cm" style:rel-column-width="38345*"/>
    </style:style>
    <style:style style:name="Tableau5.A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A4" style:family="table-cell">
      <style:table-cell-properties fo:padding="0.097cm" fo:border-left="0.002cm solid #000000" fo:border-right="none" fo:border-top="none" fo:border-bottom="0.002cm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16.999cm" style:rel-column-width="65535*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6.805cm" table:align="margins" style:may-break-between-rows="false"/>
    </style:style>
    <style:style style:name="Tableau7.A" style:family="table-column">
      <style:table-column-properties style:column-width="0.982cm" style:rel-column-width="3831*"/>
    </style:style>
    <style:style style:name="Tableau7.B" style:family="table-column">
      <style:table-column-properties style:column-width="1.686cm" style:rel-column-width="6576*"/>
    </style:style>
    <style:style style:name="Tableau7.C" style:family="table-column">
      <style:table-column-properties style:column-width="1.295cm" style:rel-column-width="5049*"/>
    </style:style>
    <style:style style:name="Tableau7.D" style:family="table-column">
      <style:table-column-properties style:column-width="4.071cm" style:rel-column-width="15876*"/>
    </style:style>
    <style:style style:name="Tableau7.E" style:family="table-column">
      <style:table-column-properties style:column-width="8.77cm" style:rel-column-width="34203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A4" style:family="table-cell">
      <style:table-cell-properties fo:padding="0.097cm" fo:border-left="0.002cm solid #000000" fo:border-right="none" fo:border-top="none" fo:border-bottom="0.002cm solid #000000"/>
    </style:style>
    <style:style style:name="Tableau14" style:family="table">
      <style:table-properties style:width="16.769cm" table:align="left" style:may-break-between-rows="false"/>
    </style:style>
    <style:style style:name="Tableau14.A" style:family="table-column">
      <style:table-column-properties style:column-width="1.011cm"/>
    </style:style>
    <style:style style:name="Tableau14.B" style:family="table-column">
      <style:table-column-properties style:column-width="2.928cm"/>
    </style:style>
    <style:style style:name="Tableau14.C" style:family="table-column">
      <style:table-column-properties style:column-width="1.323cm"/>
    </style:style>
    <style:style style:name="Tableau14.D" style:family="table-column">
      <style:table-column-properties style:column-width="3.059cm"/>
    </style:style>
    <style:style style:name="Tableau14.E" style:family="table-column">
      <style:table-column-properties style:column-width="8.449cm"/>
    </style:style>
    <style:style style:name="Tableau14.A1" style:family="table-cell">
      <style:table-cell-properties fo:padding="0.097cm" fo:border="0.002cm solid #000000"/>
    </style:style>
    <style:style style:name="Tableau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4.A4" style:family="table-cell">
      <style:table-cell-properties fo:padding="0.097cm" fo:border-left="0.002cm solid #000000" fo:border-right="none" fo:border-top="none" fo:border-bottom="0.002cm solid #000000"/>
    </style:style>
    <style:style style:name="Tableau15" style:family="table">
      <style:table-properties style:width="16.769cm" table:align="left" style:may-break-between-rows="false"/>
    </style:style>
    <style:style style:name="Tableau15.A" style:family="table-column">
      <style:table-column-properties style:column-width="1.011cm"/>
    </style:style>
    <style:style style:name="Tableau15.B" style:family="table-column">
      <style:table-column-properties style:column-width="2.928cm"/>
    </style:style>
    <style:style style:name="Tableau15.C" style:family="table-column">
      <style:table-column-properties style:column-width="1.323cm"/>
    </style:style>
    <style:style style:name="Tableau15.D" style:family="table-column">
      <style:table-column-properties style:column-width="3.059cm"/>
    </style:style>
    <style:style style:name="Tableau15.E" style:family="table-column">
      <style:table-column-properties style:column-width="8.449cm"/>
    </style:style>
    <style:style style:name="Tableau15.A1" style:family="table-cell">
      <style:table-cell-properties fo:padding="0.097cm" fo:border="0.002cm solid #000000"/>
    </style:style>
    <style:style style:name="Tableau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5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5.A4" style:family="table-cell">
      <style:table-cell-properties fo:padding="0.097cm" fo:border-left="0.002cm solid #000000" fo:border-right="none" fo:border-top="none" fo:border-bottom="0.002cm solid #000000"/>
    </style:style>
    <style:style style:name="Tableau8" style:family="table">
      <style:table-properties style:width="16.769cm" table:align="left" style:may-break-between-rows="false"/>
    </style:style>
    <style:style style:name="Tableau8.A" style:family="table-column">
      <style:table-column-properties style:column-width="1.011cm"/>
    </style:style>
    <style:style style:name="Tableau8.B" style:family="table-column">
      <style:table-column-properties style:column-width="2.928cm"/>
    </style:style>
    <style:style style:name="Tableau8.C" style:family="table-column">
      <style:table-column-properties style:column-width="1.323cm"/>
    </style:style>
    <style:style style:name="Tableau8.D" style:family="table-column">
      <style:table-column-properties style:column-width="3.059cm"/>
    </style:style>
    <style:style style:name="Tableau8.E" style:family="table-column">
      <style:table-column-properties style:column-width="8.449cm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A4" style:family="table-cell">
      <style:table-cell-properties fo:padding="0.097cm" fo:border-left="0.002cm solid #000000" fo:border-right="none" fo:border-top="none" fo:border-bottom="0.002cm solid #000000"/>
    </style:style>
    <style:style style:name="Tableau9" style:family="table">
      <style:table-properties style:width="16.805cm" table:align="margins" style:may-break-between-rows="false"/>
    </style:style>
    <style:style style:name="Tableau9.A" style:family="table-column">
      <style:table-column-properties style:column-width="0.982cm" style:rel-column-width="3831*"/>
    </style:style>
    <style:style style:name="Tableau9.B" style:family="table-column">
      <style:table-column-properties style:column-width="1.686cm" style:rel-column-width="6576*"/>
    </style:style>
    <style:style style:name="Tableau9.C" style:family="table-column">
      <style:table-column-properties style:column-width="1.295cm" style:rel-column-width="5049*"/>
    </style:style>
    <style:style style:name="Tableau9.D" style:family="table-column">
      <style:table-column-properties style:column-width="4.071cm" style:rel-column-width="15876*"/>
    </style:style>
    <style:style style:name="Tableau9.E" style:family="table-column">
      <style:table-column-properties style:column-width="8.77cm" style:rel-column-width="34203*"/>
    </style:style>
    <style:style style:name="Tableau9.A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A4" style:family="table-cell">
      <style:table-cell-properties fo:padding="0.097cm" fo:border-left="0.002cm solid #000000" fo:border-right="none" fo:border-top="none" fo:border-bottom="0.002cm solid #000000"/>
    </style:style>
    <style:style style:name="Tableau13" style:family="table">
      <style:table-properties style:width="16.769cm" table:align="left" style:may-break-between-rows="false"/>
    </style:style>
    <style:style style:name="Tableau13.A" style:family="table-column">
      <style:table-column-properties style:column-width="1.011cm"/>
    </style:style>
    <style:style style:name="Tableau13.B" style:family="table-column">
      <style:table-column-properties style:column-width="2.928cm"/>
    </style:style>
    <style:style style:name="Tableau13.C" style:family="table-column">
      <style:table-column-properties style:column-width="1.323cm"/>
    </style:style>
    <style:style style:name="Tableau13.D" style:family="table-column">
      <style:table-column-properties style:column-width="3.059cm"/>
    </style:style>
    <style:style style:name="Tableau13.E" style:family="table-column">
      <style:table-column-properties style:column-width="8.449cm"/>
    </style:style>
    <style:style style:name="Tableau13.A1" style:family="table-cell">
      <style:table-cell-properties fo:padding="0.097cm" fo:border="0.002cm solid #000000"/>
    </style:style>
    <style:style style:name="Tableau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3.A4" style:family="table-cell">
      <style:table-cell-properties fo:padding="0.097cm" fo:border-left="0.002cm solid #000000" fo:border-right="none" fo:border-top="none" fo:border-bottom="0.002cm solid #000000"/>
    </style:style>
    <style:style style:name="Tableau10" style:family="table">
      <style:table-properties style:width="16.999cm" table:align="margins"/>
    </style:style>
    <style:style style:name="Tableau10.A" style:family="table-column">
      <style:table-column-properties style:column-width="16.999cm" style:rel-column-width="65535*"/>
    </style:style>
    <style:style style:name="Tableau10.A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6.805cm" table:align="margins" style:may-break-between-rows="false"/>
    </style:style>
    <style:style style:name="Tableau11.A" style:family="table-column">
      <style:table-column-properties style:column-width="0.982cm" style:rel-column-width="3831*"/>
    </style:style>
    <style:style style:name="Tableau11.B" style:family="table-column">
      <style:table-column-properties style:column-width="1.686cm" style:rel-column-width="6576*"/>
    </style:style>
    <style:style style:name="Tableau11.C" style:family="table-column">
      <style:table-column-properties style:column-width="1.295cm" style:rel-column-width="5049*"/>
    </style:style>
    <style:style style:name="Tableau11.D" style:family="table-column">
      <style:table-column-properties style:column-width="4.071cm" style:rel-column-width="15876*"/>
    </style:style>
    <style:style style:name="Tableau11.E" style:family="table-column">
      <style:table-column-properties style:column-width="8.77cm" style:rel-column-width="34203*"/>
    </style:style>
    <style:style style:name="Tableau11.A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A4" style:family="table-cell">
      <style:table-cell-properties fo:padding="0.097cm" fo:border-left="0.002cm solid #000000" fo:border-right="none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0.984cm" style:rel-column-width="3794*"/>
    </style:style>
    <style:style style:name="Tableau4.B" style:family="table-column">
      <style:table-column-properties style:column-width="16.014cm" style:rel-column-width="61741*"/>
    </style:style>
    <style:style style:name="Tableau4.A1" style:family="table-cell">
      <style:table-cell-properties fo:padding="0cm" fo:border="none"/>
    </style:style>
    <style:style style:name="Tableau12" style:family="table">
      <style:table-properties style:width="16.999cm" table:align="margins"/>
    </style:style>
    <style:style style:name="Tableau12.A" style:family="table-column">
      <style:table-column-properties style:column-width="0.984cm" style:rel-column-width="3794*"/>
    </style:style>
    <style:style style:name="Tableau12.B" style:family="table-column">
      <style:table-column-properties style:column-width="16.014cm" style:rel-column-width="61741*"/>
    </style:style>
    <style:style style:name="Tableau12.A1" style:family="table-cell">
      <style:table-cell-properties fo:padding="0cm" fo:border="none"/>
    </style:style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justify" style:justify-single-word="false"/>
      <style:text-properties fo:language="en" fo:country="US"/>
    </style:style>
    <style:style style:name="P7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fo:language="en" fo:country="US"/>
    </style:style>
    <style:style style:name="P8" style:family="paragraph" style:parent-style-name="Table_20_Contents">
      <style:text-properties fo:language="en" fo:country="US"/>
    </style:style>
    <style:style style:name="P9" style:family="paragraph" style:parent-style-name="Table_20_Contents">
      <style:paragraph-properties fo:text-align="justify" style:justify-single-word="false"/>
      <style:text-properties fo:language="en" fo:country="US"/>
    </style:style>
    <style:style style:name="P10" style:family="paragraph" style:parent-style-name="Table_20_Contents">
      <style:paragraph-properties fo:text-align="justify" style:justify-single-word="false" fo:background-color="#e6e6e6">
        <style:background-image/>
      </style:paragraph-properties>
      <style:text-properties fo:language="en" fo:country="US"/>
    </style:style>
    <style:style style:name="P11" style:family="paragraph" style:parent-style-name="Table_20_Contents">
      <style:paragraph-properties fo:text-align="justify" style:justify-single-word="false" fo:background-color="#cccccc">
        <style:background-image/>
      </style:paragraph-properties>
      <style:text-properties fo:language="en" fo:country="US"/>
    </style:style>
    <style:style style:name="P12" style:family="paragraph" style:parent-style-name="Preformatted_20_Text">
      <style:text-properties fo:language="en" fo:country="US"/>
    </style:style>
    <style:style style:name="P13" style:family="paragraph" style:parent-style-name="Heading_20_1">
      <style:paragraph-properties fo:text-align="justify" style:justify-single-word="false"/>
      <style:text-properties fo:language="en" fo:country="US"/>
    </style:style>
    <style:style style:name="P14" style:family="paragraph" style:parent-style-name="Heading_20_3">
      <style:paragraph-properties fo:text-align="justify" style:justify-single-word="false"/>
      <style:text-properties fo:language="en" fo:country="US"/>
    </style:style>
    <style:style style:name="P15" style:family="paragraph" style:parent-style-name="Heading_20_3">
      <style:paragraph-properties fo:text-align="justify" style:justify-single-word="false"/>
    </style:style>
    <style:style style:name="P16" style:family="paragraph" style:parent-style-name="Table_20_Contents" style:list-style-name="L1">
      <style:paragraph-properties fo:text-align="justify" style:justify-single-word="false"/>
      <style:text-properties fo:language="en" fo:country="US"/>
    </style:style>
    <style:style style:name="P17" style:family="paragraph" style:parent-style-name="Table_20_Contents" style:list-style-name="L2">
      <style:paragraph-properties fo:text-align="justify" style:justify-single-word="false"/>
      <style:text-properties fo:language="en" fo:country="US"/>
    </style:style>
    <style:style style:name="P18" style:family="paragraph" style:parent-style-name="Heading_20_4">
      <style:text-properties fo:language="en" fo:country="US"/>
    </style:style>
    <style:style style:name="T1" style:family="text">
      <style:text-properties fo:font-size="10pt" fo:language="en" fo:country="US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DejaVu Sans Mono" fo:font-size="10pt" fo:language="en" fo:country="US" style:font-size-asian="10pt" style:font-size-complex="10pt"/>
    </style:style>
    <style:style style:name="T4" style:family="text">
      <style:text-properties style:font-name="Nimbus Sans L" fo:font-size="14pt" fo:language="en" fo:country="US" style:font-size-asian="14pt" style:font-size-complex="14pt"/>
    </style:style>
    <style:style style:name="T5" style:family="text">
      <style:text-properties style:text-position="super 58%"/>
    </style:style>
    <style:style style:name="T6" style:family="text">
      <style:text-properties fo:language="en" fo:country="US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SEP #45 : Xcos palette management</text:h>
      <text:p text:style-name="P7"/>
      <text:p text:style-name="P6"/>
      <text:p text:style-name="P6">Title: Xcos palette management</text:p>
      <text:p text:style-name="P6">Version: 1.0</text:p>
      <text:p text:style-name="P4"><text:span text:style-name="T6">Author: Clément DAVID &lt;</text:span><text:a xlink:type="simple" xlink:href="mailto:clement.david@scilab.org"><text:span text:style-name="T6">clement.david@scilab.org</text:span></text:a><text:span text:style-name="T6">&gt;</text:span></text:p>
      <text:p text:style-name="P6">Review: </text:p>
      <text:p text:style-name="P6">Commented: </text:p>
      <text:p text:style-name="P6">State: Draft</text:p>
      <text:p text:style-name="P6">Scilab-Version: 5.3</text:p>
      <text:p text:style-name="P6">Vote:</text:p>
      <text:p text:style-name="P6">Created: Friday, 21<text:span text:style-name="T5">th</text:span> May 2010</text:p>
      <text:p text:style-name="P7"/>
      <text:p text:style-name="P6"/>
      <text:h text:style-name="P14" text:outline-level="3">Abstract</text:h>
      <text:p text:style-name="P6">This SEP propose a syntax to manage palette for the Scilab/Xcos application.</text:p>
      <text:p text:style-name="P6"/>
      <text:p text:style-name="P6">This SEP introduce two kind of function : macros used for instantiate and manipulate a new palette (Scilab mlist) on the Scilab platform and macros/functions used to modify the default palette instance from the Scilab platform.</text:p>
      <text:p text:style-name="P6"/>
      <text:p text:style-name="P6"/>
      <text:h text:style-name="P14" text:outline-level="3">Rationale</text:h>
      <text:p text:style-name="P3">Users and especially external module developers need some macros to manipulate the Xcos palette from the Scilab environment . The simplicity of such macros will help increasing the adoption of Xcos as an Scicos replacement (upgrade from Scilab older versions).</text:p>
      <text:p text:style-name="P3">Furthermore, on a external module update context, developers will need some macros to import old Scicos palettes.</text:p>
      <text:h text:style-name="P18" text:outline-level="4">Palette datatype</text:h>
      <text:p text:style-name="P3">A palette is represented as container for a block reference instance list which contains additional data like a name. A block reference can be created from the corresponding interface function, an icon palette and a custom style.</text:p>
      <text:p text:style-name="P3">A palette instance can be manipulated by the following calls.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0">Macros</text:p>
          </table:table-cell>
        </table:table-row>
        <table:table-row>
          <table:table-cell table:style-name="Tableau2.A2" office:value-type="string">
            <table:table table:name="Tableau1" table:style-name="Tableau1">
              <table:table-column table:style-name="Tableau1.A"/>
              <table:table-column table:style-name="Tableau1.B"/>
              <table:table-column table:style-name="Tableau1.C"/>
              <table:table-column table:style-name="Tableau1.D"/>
              <table:table-column table:style-name="Tableau1.E"/>
              <table:table-row>
                <table:table-cell table:style-name="Tableau1.A1" table:number-columns-spanned="5" office:value-type="string">
                  <text:p text:style-name="P11">pal = xcosPal(name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.A2" table:number-columns-spanned="5" office:value-type="string">
                  <text:p text:style-name="P9">Instanciate a new palette instance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.A3" office:value-type="string">
                  <text:p text:style-name="P9"/>
                </table:table-cell>
                <table:table-cell table:style-name="Tableau1.A3" office:value-type="string">
                  <text:p text:style-name="P9">name</text:p>
                </table:table-cell>
                <table:table-cell table:style-name="Tableau1.A3" office:value-type="string">
                  <text:p text:style-name="P9">in</text:p>
                </table:table-cell>
                <table:table-cell table:style-name="Tableau1.A3" office:value-type="string">
                  <text:p text:style-name="P9">string</text:p>
                </table:table-cell>
                <table:table-cell table:style-name="Tableau1.A1" office:value-type="string">
                  <text:p text:style-name="P9">the palette name</text:p>
                </table:table-cell>
              </table:table-row>
              <table:table-row>
                <table:table-cell table:style-name="Tableau1.A4" office:value-type="string">
                  <text:p text:style-name="P9"/>
                </table:table-cell>
                <table:table-cell table:style-name="Tableau1.A4" office:value-type="string">
                  <text:p text:style-name="P9">pal</text:p>
                </table:table-cell>
                <table:table-cell table:style-name="Tableau1.A4" office:value-type="string">
                  <text:p text:style-name="P9">out</text:p>
                </table:table-cell>
                <table:table-cell table:style-name="Tableau1.A4" office:value-type="string">
                  <text:p text:style-name="P9">'Palette' mlist</text:p>
                </table:table-cell>
                <table:table-cell table:style-name="Tableau1.A2" office:value-type="string">
                  <text:p text:style-name="P9">the new instance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2.A2" office:value-type="string"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column table:style-name="Tableau3.D"/>
              <table:table-column table:style-name="Tableau3.E"/>
              <table:table-row>
                <table:table-cell table:style-name="Tableau3.A1" table:number-columns-spanned="5" office:value-type="string">
                  <text:p text:style-name="P11">pal = xcosPalAddBlock(pal, block [, pal_block_img] [, block_img]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3.A2" table:number-columns-spanned="5" office:value-type="string">
                  <text:p text:style-name="P9"><text:soft-page-break/>Add a block to a palette instance.</text:p>
                  <text:p text:style-name="P9"/>
                  <text:p text:style-name="P9">Some custom parameters are optional and will be generated if not set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3.A3" office:value-type="string">
                  <text:p text:style-name="P9"/>
                </table:table-cell>
                <table:table-cell table:style-name="Tableau3.A3" office:value-type="string">
                  <text:p text:style-name="P9">pal</text:p>
                </table:table-cell>
                <table:table-cell table:style-name="Tableau3.A3" office:value-type="string">
                  <text:p text:style-name="P9">in/out</text:p>
                </table:table-cell>
                <table:table-cell table:style-name="Tableau3.A3" office:value-type="string">
                  <text:p text:style-name="P9">'Palette' mlist</text:p>
                </table:table-cell>
                <table:table-cell table:style-name="Tableau3.A1" office:value-type="string">
                  <text:p text:style-name="P9">the palette instance</text:p>
                </table:table-cell>
              </table:table-row>
              <table:table-row>
                <table:table-cell table:style-name="Tableau3.A4" office:value-type="string">
                  <text:p text:style-name="P9"/>
                </table:table-cell>
                <table:table-cell table:style-name="Tableau3.A4" office:value-type="string">
                  <text:p text:style-name="P9">block</text:p>
                </table:table-cell>
                <table:table-cell table:style-name="Tableau3.A4" office:value-type="string">
                  <text:p text:style-name="P9">in</text:p>
                </table:table-cell>
                <table:table-cell table:style-name="Tableau3.A4" office:value-type="string">
                  <text:list xml:id="list1236884331" text:style-name="L1">
                    <text:list-item>
                      <text:p text:style-name="P16">block macro function</text:p>
                    </text:list-item>
                    <text:list-item>
                      <text:p text:style-name="P16">block instance</text:p>
                    </text:list-item>
                    <text:list-item>
                      <text:p text:style-name="P16">full path string</text:p>
                    </text:list-item>
                  </text:list>
                </table:table-cell>
                <table:table-cell table:style-name="Tableau3.A2" office:value-type="string">
                  <text:p text:style-name="P8">the block to add.</text:p>
                  <text:p text:style-name="P8"/>
                  <text:p text:style-name="P8">When a block interface-function is <text:s/>passed, a block default instance is generated using the interface-function “define” operation. </text:p>
                  <text:p text:style-name="P8"/>
                  <text:p text:style-name="P8">When a block instance is passed, it is saved on the TMPDIR and used as a reference instance.</text:p>
                  <text:p text:style-name="P8"/>
                  <text:p text:style-name="P8">When a string is passed to, it is assumed that this is a full path string to a saved block instance (hdf5 format).</text:p>
                </table:table-cell>
              </table:table-row>
              <table:table-row>
                <table:table-cell table:style-name="Tableau3.A4" office:value-type="string">
                  <text:p text:style-name="P9"/>
                </table:table-cell>
                <table:table-cell table:style-name="Tableau3.A4" office:value-type="string">
                  <text:p text:style-name="P9">pal_block_img</text:p>
                </table:table-cell>
                <table:table-cell table:style-name="Tableau3.A4" office:value-type="string">
                  <text:p text:style-name="P9">opt in</text:p>
                </table:table-cell>
                <table:table-cell table:style-name="Tableau3.A4" office:value-type="string">
                  <text:p text:style-name="P9">full path string</text:p>
                </table:table-cell>
                <table:table-cell table:style-name="Tableau3.A2" office:value-type="string">
                  <text:p text:style-name="P8">full path to the block image used in the palette.</text:p>
                </table:table-cell>
              </table:table-row>
              <table:table-row>
                <table:table-cell table:style-name="Tableau3.A4" office:value-type="string">
                  <text:p text:style-name="P9"/>
                </table:table-cell>
                <table:table-cell table:style-name="Tableau3.A4" office:value-type="string">
                  <text:p text:style-name="P9">block_img</text:p>
                </table:table-cell>
                <table:table-cell table:style-name="Tableau3.A4" office:value-type="string">
                  <text:p text:style-name="P9">opt in</text:p>
                </table:table-cell>
                <table:table-cell table:style-name="Tableau3.A4" office:value-type="string">
                  <text:p text:style-name="P9">full path string</text:p>
                </table:table-cell>
                <table:table-cell table:style-name="Tableau3.A2" office:value-type="string">
                  <text:p text:style-name="P8">full path to the block icon used in the diagram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2.A2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table:number-columns-spanned="5" office:value-type="string">
                  <text:p text:style-name="P11">status [, msg] = xcosPalExport(pal, path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5.A2" table:number-columns-spanned="5" office:value-type="string">
                  <text:p text:style-name="P9">Export a palette instance to an hdf5 file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5.A3" office:value-type="string">
                  <text:p text:style-name="P9"/>
                </table:table-cell>
                <table:table-cell table:style-name="Tableau5.A3" office:value-type="string">
                  <text:p text:style-name="P9">pal</text:p>
                </table:table-cell>
                <table:table-cell table:style-name="Tableau5.A3" office:value-type="string">
                  <text:p text:style-name="P9">in</text:p>
                </table:table-cell>
                <table:table-cell table:style-name="Tableau5.A3" office:value-type="string">
                  <text:p text:style-name="P9">'Palette' mlist</text:p>
                </table:table-cell>
                <table:table-cell table:style-name="Tableau5.A1" office:value-type="string">
                  <text:p text:style-name="P9">the instance to export</text:p>
                </table:table-cell>
              </table:table-row>
              <table:table-row>
                <table:table-cell table:style-name="Tableau5.A4" office:value-type="string">
                  <text:p text:style-name="P9"/>
                </table:table-cell>
                <table:table-cell table:style-name="Tableau5.A4" office:value-type="string">
                  <text:p text:style-name="P9">path</text:p>
                </table:table-cell>
                <table:table-cell table:style-name="Tableau5.A4" office:value-type="string">
                  <text:p text:style-name="P9">in</text:p>
                </table:table-cell>
                <table:table-cell table:style-name="Tableau5.A4" office:value-type="string">
                  <text:p text:style-name="P9">full path string</text:p>
                </table:table-cell>
                <table:table-cell table:style-name="Tableau5.A2" office:value-type="string">
                  <text:p text:style-name="P9">the path to the hdf5 file</text:p>
                </table:table-cell>
              </table:table-row>
              <table:table-row>
                <table:table-cell table:style-name="Tableau5.A4" office:value-type="string">
                  <text:p text:style-name="P9"/>
                </table:table-cell>
                <table:table-cell table:style-name="Tableau5.A4" office:value-type="string">
                  <text:p text:style-name="P9">status</text:p>
                </table:table-cell>
                <table:table-cell table:style-name="Tableau5.A4" office:value-type="string">
                  <text:p text:style-name="P9">out</text:p>
                </table:table-cell>
                <table:table-cell table:style-name="Tableau5.A4" office:value-type="string">
                  <text:p text:style-name="P9">boolean</text:p>
                </table:table-cell>
                <table:table-cell table:style-name="Tableau5.A2" office:value-type="string">
                  <text:p text:style-name="P9">%T if the export has been successful, %F otherwise</text:p>
                </table:table-cell>
              </table:table-row>
              <table:table-row>
                <table:table-cell table:style-name="Tableau5.A4" office:value-type="string">
                  <text:p text:style-name="P9"/>
                </table:table-cell>
                <table:table-cell table:style-name="Tableau5.A4" office:value-type="string">
                  <text:p text:style-name="P9">msg</text:p>
                </table:table-cell>
                <table:table-cell table:style-name="Tableau5.A4" office:value-type="string">
                  <text:p text:style-name="P9">opt out</text:p>
                </table:table-cell>
                <table:table-cell table:style-name="Tableau5.A4" office:value-type="string">
                  <text:p text:style-name="P9">error message</text:p>
                </table:table-cell>
                <table:table-cell table:style-name="Tableau5.A2" office:value-type="string">
                  <text:p text:style-name="P9">Contains the error message in case of %F status or an empty string when no error as occurred.</text:p>
                </table:table-cell>
              </table:table-row>
            </table:table>
            <text:p text:style-name="P9"/>
          </table:table-cell>
        </table:table-row>
      </table:table>
      <text:p text:style-name="P3"/>
      <text:h text:style-name="P18" text:outline-level="4">Modifying the default palette</text:h>
      <text:p text:style-name="P2">The xcos application contains a palette manager which contains palette data organized per category in a tree.</text:p>
      <text:p text:style-name="P3">The user can interact with the palette manager through the following calls.</text:p>
      <text:p text:style-name="P3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0">Macros</text:p>
          </table:table-cell>
        </table:table-row>
        <table:table-row>
          <table:table-cell table:style-name="Tableau6.A2" office:value-type="string"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column table:style-name="Tableau7.D"/>
              <table:table-column table:style-name="Tableau7.E"/>
              <table:table-row>
                <table:table-cell table:style-name="Tableau7.A1" table:number-columns-spanned="5" office:value-type="string">
                  <text:p text:style-name="P11">status [, msg] <text:s/>= xcosPalAdd(pal [, category]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7.A2" table:number-columns-spanned="5" office:value-type="string">
                  <text:p text:style-name="P9">Add a palette to the palette manager as a child of the category name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7.A3" office:value-type="string">
                  <text:p text:style-name="P9"/>
                </table:table-cell>
                <table:table-cell table:style-name="Tableau7.A3" office:value-type="string">
                  <text:p text:style-name="P9">pal</text:p>
                </table:table-cell>
                <table:table-cell table:style-name="Tableau7.A3" office:value-type="string">
                  <text:p text:style-name="P9">in</text:p>
                </table:table-cell>
                <table:table-cell table:style-name="Tableau7.A3" office:value-type="string">
                  <text:list xml:id="list892390799" text:style-name="L2">
                    <text:list-item>
                      <text:p text:style-name="P17">'Palette' mlist</text:p>
                    </text:list-item>
                    <text:list-item>
                      <text:p text:style-name="P17">full path to h5</text:p>
                    </text:list-item>
                  </text:list>
                </table:table-cell>
                <table:table-cell table:style-name="Tableau7.A1" office:value-type="string">
                  <text:p text:style-name="P9">the palette instance, exported or not. If the palette hasn't been exported, it is on the TMPDIR.</text:p>
                </table:table-cell>
              </table:table-row>
              <table:table-row>
                <table:table-cell table:style-name="Tableau7.A4" office:value-type="string">
                  <text:p text:style-name="P9"/>
                </table:table-cell>
                <table:table-cell table:style-name="Tableau7.A4" office:value-type="string">
                  <text:p text:style-name="P9">category</text:p>
                </table:table-cell>
                <table:table-cell table:style-name="Tableau7.A4" office:value-type="string">
                  <text:p text:style-name="P9">opt in</text:p>
                </table:table-cell>
                <table:table-cell table:style-name="Tableau7.A4" office:value-type="string">
                  <text:p text:style-name="P9">string</text:p>
                </table:table-cell>
                <table:table-cell table:style-name="Tableau7.A2" office:value-type="string">
                  <text:p text:style-name="P9">the parent category name, if it doesn't exist, it is created.</text:p>
                </table:table-cell>
              </table:table-row>
              <table:table-row>
                <table:table-cell table:style-name="Tableau7.A4" office:value-type="string">
                  <text:p text:style-name="P9"><text:soft-page-break/></text:p>
                </table:table-cell>
                <table:table-cell table:style-name="Tableau7.A4" office:value-type="string">
                  <text:p text:style-name="P9">status</text:p>
                </table:table-cell>
                <table:table-cell table:style-name="Tableau7.A4" office:value-type="string">
                  <text:p text:style-name="P9">out</text:p>
                </table:table-cell>
                <table:table-cell table:style-name="Tableau7.A4" office:value-type="string">
                  <text:p text:style-name="P9">boolean</text:p>
                </table:table-cell>
                <table:table-cell table:style-name="Tableau7.A2" office:value-type="string">
                  <text:p text:style-name="P9">%T if the operation is successful, %F otherwise.</text:p>
                </table:table-cell>
              </table:table-row>
              <table:table-row>
                <table:table-cell table:style-name="Tableau7.A4" office:value-type="string">
                  <text:p text:style-name="P9"/>
                </table:table-cell>
                <table:table-cell table:style-name="Tableau7.A4" office:value-type="string">
                  <text:p text:style-name="P9">msg</text:p>
                </table:table-cell>
                <table:table-cell table:style-name="Tableau7.A4" office:value-type="string">
                  <text:p text:style-name="P9">opt out</text:p>
                </table:table-cell>
                <table:table-cell table:style-name="Tableau7.A4" office:value-type="string">
                  <text:p text:style-name="P9">error message</text:p>
                </table:table-cell>
                <table:table-cell table:style-name="Tableau7.A2" office:value-type="string">
                  <text:p text:style-name="P9">Contains the error message in case of %F status or an empty string when no error as occurred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6.A2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column table:style-name="Tableau14.D"/>
              <table:table-column table:style-name="Tableau14.E"/>
              <table:table-row>
                <table:table-cell table:style-name="Tableau14.A1" table:number-columns-spanned="5" office:value-type="string">
                  <text:p text:style-name="P11">status [, msg] = xcosPalCategoryAdd(name [, parent] [, visible]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4.A2" table:number-columns-spanned="5" office:value-type="string">
                  <text:p text:style-name="P9">Create a new palette category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4.A3" office:value-type="string">
                  <text:p text:style-name="P9"/>
                </table:table-cell>
                <table:table-cell table:style-name="Tableau14.A3" office:value-type="string">
                  <text:p text:style-name="P9">name</text:p>
                </table:table-cell>
                <table:table-cell table:style-name="Tableau14.A3" office:value-type="string">
                  <text:p text:style-name="P9">in</text:p>
                </table:table-cell>
                <table:table-cell table:style-name="Tableau14.A3" office:value-type="string">
                  <text:p text:style-name="P9">string</text:p>
                </table:table-cell>
                <table:table-cell table:style-name="Tableau14.A1" office:value-type="string">
                  <text:p text:style-name="P9">category name</text:p>
                </table:table-cell>
              </table:table-row>
              <table:table-row>
                <table:table-cell table:style-name="Tableau14.A4" office:value-type="string">
                  <text:p text:style-name="P9"/>
                </table:table-cell>
                <table:table-cell table:style-name="Tableau14.A4" office:value-type="string">
                  <text:p text:style-name="P9">parent</text:p>
                </table:table-cell>
                <table:table-cell table:style-name="Tableau14.A4" office:value-type="string">
                  <text:p text:style-name="P9">opt in</text:p>
                </table:table-cell>
                <table:table-cell table:style-name="Tableau14.A4" office:value-type="string">
                  <text:p text:style-name="P9">string</text:p>
                </table:table-cell>
                <table:table-cell table:style-name="Tableau14.A2" office:value-type="string">
                  <text:p text:style-name="P8">the parent category name. if not defined, the default parent is used.</text:p>
                </table:table-cell>
              </table:table-row>
              <table:table-row>
                <table:table-cell table:style-name="Tableau14.A4" office:value-type="string">
                  <text:p text:style-name="P9"/>
                </table:table-cell>
                <table:table-cell table:style-name="Tableau14.A4" office:value-type="string">
                  <text:p text:style-name="P9">visible</text:p>
                </table:table-cell>
                <table:table-cell table:style-name="Tableau14.A4" office:value-type="string">
                  <text:p text:style-name="P9">opt in</text:p>
                </table:table-cell>
                <table:table-cell table:style-name="Tableau14.A4" office:value-type="string">
                  <text:p text:style-name="P9">boolean</text:p>
                </table:table-cell>
                <table:table-cell table:style-name="Tableau14.A2" office:value-type="string">
                  <text:p text:style-name="P8">%T (the default) if the category is set visible, %F if invisible.</text:p>
                </table:table-cell>
              </table:table-row>
              <table:table-row>
                <table:table-cell table:style-name="Tableau14.A4" office:value-type="string">
                  <text:p text:style-name="P9"/>
                </table:table-cell>
                <table:table-cell table:style-name="Tableau14.A4" office:value-type="string">
                  <text:p text:style-name="P9">status</text:p>
                </table:table-cell>
                <table:table-cell table:style-name="Tableau14.A4" office:value-type="string">
                  <text:p text:style-name="P9">out</text:p>
                </table:table-cell>
                <table:table-cell table:style-name="Tableau14.A4" office:value-type="string">
                  <text:p text:style-name="P9">boolean</text:p>
                </table:table-cell>
                <table:table-cell table:style-name="Tableau14.A2" office:value-type="string">
                  <text:p text:style-name="P9">%T if the operation is successful, %F otherwise.</text:p>
                </table:table-cell>
              </table:table-row>
              <table:table-row>
                <table:table-cell table:style-name="Tableau14.A4" office:value-type="string">
                  <text:p text:style-name="P9"/>
                </table:table-cell>
                <table:table-cell table:style-name="Tableau14.A4" office:value-type="string">
                  <text:p text:style-name="P9">msg</text:p>
                </table:table-cell>
                <table:table-cell table:style-name="Tableau14.A4" office:value-type="string">
                  <text:p text:style-name="P9">opt out</text:p>
                </table:table-cell>
                <table:table-cell table:style-name="Tableau14.A4" office:value-type="string">
                  <text:p text:style-name="P9">error message</text:p>
                </table:table-cell>
                <table:table-cell table:style-name="Tableau14.A2" office:value-type="string">
                  <text:p text:style-name="P9">Contains the error message in case of %F status or an empty string when no error as occurred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6.A2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column table:style-name="Tableau15.E"/>
              <table:table-row>
                <table:table-cell table:style-name="Tableau15.A1" table:number-columns-spanned="5" office:value-type="string">
                  <text:p text:style-name="P11">status [, msg] = xcosPalDelete(name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5.A2" table:number-columns-spanned="5" office:value-type="string">
                  <text:p text:style-name="P9">Remove a palette or a category on the palette manager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5.A3" office:value-type="string">
                  <text:p text:style-name="P9"/>
                </table:table-cell>
                <table:table-cell table:style-name="Tableau15.A3" office:value-type="string">
                  <text:p text:style-name="P9">name</text:p>
                </table:table-cell>
                <table:table-cell table:style-name="Tableau15.A3" office:value-type="string">
                  <text:p text:style-name="P9">in</text:p>
                </table:table-cell>
                <table:table-cell table:style-name="Tableau15.A3" office:value-type="string">
                  <text:p text:style-name="P9">string</text:p>
                </table:table-cell>
                <table:table-cell table:style-name="Tableau15.A1" office:value-type="string">
                  <text:p text:style-name="P9">palette or category name</text:p>
                </table:table-cell>
              </table:table-row>
              <table:table-row>
                <table:table-cell table:style-name="Tableau15.A4" office:value-type="string">
                  <text:p text:style-name="P9"/>
                </table:table-cell>
                <table:table-cell table:style-name="Tableau15.A4" office:value-type="string">
                  <text:p text:style-name="P9">status</text:p>
                </table:table-cell>
                <table:table-cell table:style-name="Tableau15.A4" office:value-type="string">
                  <text:p text:style-name="P9">out</text:p>
                </table:table-cell>
                <table:table-cell table:style-name="Tableau15.A4" office:value-type="string">
                  <text:p text:style-name="P9">boolean</text:p>
                </table:table-cell>
                <table:table-cell table:style-name="Tableau15.A2" office:value-type="string">
                  <text:p text:style-name="P9">%T if the operation is successful, %F otherwise.</text:p>
                </table:table-cell>
              </table:table-row>
              <table:table-row>
                <table:table-cell table:style-name="Tableau15.A4" office:value-type="string">
                  <text:p text:style-name="P9"/>
                </table:table-cell>
                <table:table-cell table:style-name="Tableau15.A4" office:value-type="string">
                  <text:p text:style-name="P9">msg</text:p>
                </table:table-cell>
                <table:table-cell table:style-name="Tableau15.A4" office:value-type="string">
                  <text:p text:style-name="P9">opt out</text:p>
                </table:table-cell>
                <table:table-cell table:style-name="Tableau15.A4" office:value-type="string">
                  <text:p text:style-name="P9">error message</text:p>
                </table:table-cell>
                <table:table-cell table:style-name="Tableau15.A2" office:value-type="string">
                  <text:p text:style-name="P9">Contains the error message in case of %F status or an empty string when no error as occurred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6.A2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column table:style-name="Tableau8.E"/>
              <table:table-row>
                <table:table-cell table:style-name="Tableau8.A1" table:number-columns-spanned="5" office:value-type="string">
                  <text:p text:style-name="P11">status [, msg] = xcosPalMove(name, category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8.A2" table:number-columns-spanned="5" office:value-type="string">
                  <text:p text:style-name="P9">Move a palette manager tree node to another category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8.A3" office:value-type="string">
                  <text:p text:style-name="P9"/>
                </table:table-cell>
                <table:table-cell table:style-name="Tableau8.A3" office:value-type="string">
                  <text:p text:style-name="P9">name</text:p>
                </table:table-cell>
                <table:table-cell table:style-name="Tableau8.A3" office:value-type="string">
                  <text:p text:style-name="P9">in</text:p>
                </table:table-cell>
                <table:table-cell table:style-name="Tableau8.A3" office:value-type="string">
                  <text:p text:style-name="P9">string</text:p>
                </table:table-cell>
                <table:table-cell table:style-name="Tableau8.A1" office:value-type="string">
                  <text:p text:style-name="P9">palette or category name</text:p>
                </table:table-cell>
              </table:table-row>
              <table:table-row>
                <table:table-cell table:style-name="Tableau8.A4" office:value-type="string">
                  <text:p text:style-name="P9"/>
                </table:table-cell>
                <table:table-cell table:style-name="Tableau8.A4" office:value-type="string">
                  <text:p text:style-name="P9">category</text:p>
                </table:table-cell>
                <table:table-cell table:style-name="Tableau8.A4" office:value-type="string">
                  <text:p text:style-name="P9">in</text:p>
                </table:table-cell>
                <table:table-cell table:style-name="Tableau8.A4" office:value-type="string">
                  <text:p text:style-name="P9">string</text:p>
                </table:table-cell>
                <table:table-cell table:style-name="Tableau8.A2" office:value-type="string">
                  <text:p text:style-name="P8">category name, if it doesn't exist, it is created.</text:p>
                </table:table-cell>
              </table:table-row>
              <table:table-row>
                <table:table-cell table:style-name="Tableau8.A4" office:value-type="string">
                  <text:p text:style-name="P9"/>
                </table:table-cell>
                <table:table-cell table:style-name="Tableau8.A4" office:value-type="string">
                  <text:p text:style-name="P9">status</text:p>
                </table:table-cell>
                <table:table-cell table:style-name="Tableau8.A4" office:value-type="string">
                  <text:p text:style-name="P9">out</text:p>
                </table:table-cell>
                <table:table-cell table:style-name="Tableau8.A4" office:value-type="string">
                  <text:p text:style-name="P9">boolean</text:p>
                </table:table-cell>
                <table:table-cell table:style-name="Tableau8.A2" office:value-type="string">
                  <text:p text:style-name="P9">%T if the operation is successful, %F otherwise.</text:p>
                </table:table-cell>
              </table:table-row>
              <table:table-row>
                <table:table-cell table:style-name="Tableau8.A4" office:value-type="string">
                  <text:p text:style-name="P9"/>
                </table:table-cell>
                <table:table-cell table:style-name="Tableau8.A4" office:value-type="string">
                  <text:p text:style-name="P9">msg</text:p>
                </table:table-cell>
                <table:table-cell table:style-name="Tableau8.A4" office:value-type="string">
                  <text:p text:style-name="P9">opt out</text:p>
                </table:table-cell>
                <table:table-cell table:style-name="Tableau8.A4" office:value-type="string">
                  <text:p text:style-name="P9">error message</text:p>
                </table:table-cell>
                <table:table-cell table:style-name="Tableau8.A2" office:value-type="string">
                  <text:p text:style-name="P9">Contains the error message in case of %F status or an empty string when no error as occurred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6.A2" office:value-type="string">
            <table:table table:name="Tableau9" table:style-name="Tableau9">
              <table:table-column table:style-name="Tableau9.A"/>
              <table:table-column table:style-name="Tableau9.B"/>
              <table:table-column table:style-name="Tableau9.C"/>
              <table:table-column table:style-name="Tableau9.D"/>
              <table:table-column table:style-name="Tableau9.E"/>
              <table:table-row>
                <table:table-cell table:style-name="Tableau9.A1" table:number-columns-spanned="5" office:value-type="string">
                  <text:p text:style-name="P11">was_enable = xcosPalEnable(name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9.A2" table:number-columns-spanned="5" office:value-type="string">
                  <text:p text:style-name="P9">Enable a palette or a category in the palette manager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9.A3" office:value-type="string">
                  <text:p text:style-name="P9"/>
                </table:table-cell>
                <table:table-cell table:style-name="Tableau9.A3" office:value-type="string">
                  <text:p text:style-name="P9">name</text:p>
                </table:table-cell>
                <table:table-cell table:style-name="Tableau9.A3" office:value-type="string">
                  <text:p text:style-name="P9">in</text:p>
                </table:table-cell>
                <table:table-cell table:style-name="Tableau9.A3" office:value-type="string">
                  <text:p text:style-name="P9">a palette or a category name.</text:p>
                </table:table-cell>
                <table:table-cell table:style-name="Tableau9.A1" office:value-type="string">
                  <text:p text:style-name="P9">The tree node to set visible.</text:p>
                </table:table-cell>
              </table:table-row>
              <table:table-row>
                <table:table-cell table:style-name="Tableau9.A4" office:value-type="string">
                  <text:p text:style-name="P9"/>
                </table:table-cell>
                <table:table-cell table:style-name="Tableau9.A4" office:value-type="string">
                  <text:p text:style-name="P9">was_enable</text:p>
                </table:table-cell>
                <table:table-cell table:style-name="Tableau9.A4" office:value-type="string">
                  <text:p text:style-name="P9">out</text:p>
                </table:table-cell>
                <table:table-cell table:style-name="Tableau9.A4" office:value-type="string">
                  <text:p text:style-name="P9">boolean</text:p>
                </table:table-cell>
                <table:table-cell table:style-name="Tableau9.A2" office:value-type="string">
                  <text:p text:style-name="P9">%T if the node was already visible (enabled), %F otherwise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6.A2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column table:style-name="Tableau13.E"/>
              <table:table-row>
                <table:table-cell table:style-name="Tableau13.A1" table:number-columns-spanned="5" office:value-type="string">
                  <text:p text:style-name="P11">was_disable = xcosPalDisable(name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3.A2" table:number-columns-spanned="5" office:value-type="string">
                  <text:p text:style-name="P9"><text:soft-page-break/>Disable a palette or a category in the palette manager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3.A3" office:value-type="string">
                  <text:p text:style-name="P9"/>
                </table:table-cell>
                <table:table-cell table:style-name="Tableau13.A3" office:value-type="string">
                  <text:p text:style-name="P9">name</text:p>
                </table:table-cell>
                <table:table-cell table:style-name="Tableau13.A3" office:value-type="string">
                  <text:p text:style-name="P9">in</text:p>
                </table:table-cell>
                <table:table-cell table:style-name="Tableau13.A3" office:value-type="string">
                  <text:p text:style-name="P9">a palette or a category name.</text:p>
                </table:table-cell>
                <table:table-cell table:style-name="Tableau13.A1" office:value-type="string">
                  <text:p text:style-name="P9">The tree node to hide.</text:p>
                </table:table-cell>
              </table:table-row>
              <table:table-row>
                <table:table-cell table:style-name="Tableau13.A4" office:value-type="string">
                  <text:p text:style-name="P9"/>
                </table:table-cell>
                <table:table-cell table:style-name="Tableau13.A4" office:value-type="string">
                  <text:p text:style-name="P9">was_enable</text:p>
                </table:table-cell>
                <table:table-cell table:style-name="Tableau13.A4" office:value-type="string">
                  <text:p text:style-name="P9">out</text:p>
                </table:table-cell>
                <table:table-cell table:style-name="Tableau13.A4" office:value-type="string">
                  <text:p text:style-name="P9">boolean</text:p>
                </table:table-cell>
                <table:table-cell table:style-name="Tableau13.A2" office:value-type="string">
                  <text:p text:style-name="P9">%T if the node was already invisible (disabled), %F otherwise.</text:p>
                </table:table-cell>
              </table:table-row>
            </table:table>
            <text:p text:style-name="P9"/>
          </table:table-cell>
        </table:table-row>
      </table:table>
      <text:p text:style-name="P2"/>
      <text:h text:style-name="P18" text:outline-level="4">Importing an old Scicos palette</text:h>
      <text:p text:style-name="P2">To ease the migration from scicos to Xcos, we need some macros which mimic Scicos behavior and which can convert a Scicos palette to an xcos one. To reduce the number of macros, we are reusing the palette constructor to import Scicos palettes.</text:p>
      <text:p text:style-name="P2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0">Macros</text:p>
          </table:table-cell>
        </table:table-row>
        <table:table-row>
          <table:table-cell table:style-name="Tableau10.A2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column table:style-name="Tableau11.E"/>
              <table:table-row>
                <table:table-cell table:style-name="Tableau11.A1" table:number-columns-spanned="5" office:value-type="string">
                  <text:p text:style-name="P11">pal = xcosPal(scs_m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1.A2" table:number-columns-spanned="5" office:value-type="string">
                  <text:p text:style-name="P9">Add a scicos palette (a diagram instance) to the palette manager as a child of the category name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1.A3" office:value-type="string">
                  <text:p text:style-name="P9"/>
                </table:table-cell>
                <table:table-cell table:style-name="Tableau11.A3" office:value-type="string">
                  <text:p text:style-name="P9">scs_m</text:p>
                </table:table-cell>
                <table:table-cell table:style-name="Tableau11.A3" office:value-type="string">
                  <text:p text:style-name="P9">in</text:p>
                </table:table-cell>
                <table:table-cell table:style-name="Tableau11.A3" office:value-type="string">
                  <text:p text:style-name="P9">'Diagram' mlist</text:p>
                </table:table-cell>
                <table:table-cell table:style-name="Tableau11.A1" office:value-type="string">
                  <text:p text:style-name="P9">a scicos palette (PAL_f superblock)</text:p>
                </table:table-cell>
              </table:table-row>
              <table:table-row>
                <table:table-cell table:style-name="Tableau11.A4" office:value-type="string">
                  <text:p text:style-name="P9"/>
                </table:table-cell>
                <table:table-cell table:style-name="Tableau11.A4" office:value-type="string">
                  <text:p text:style-name="P9">pal</text:p>
                </table:table-cell>
                <table:table-cell table:style-name="Tableau11.A4" office:value-type="string">
                  <text:p text:style-name="P9">out</text:p>
                </table:table-cell>
                <table:table-cell table:style-name="Tableau11.A4" office:value-type="string">
                  <text:p text:style-name="P9">'Palette' mlist</text:p>
                </table:table-cell>
                <table:table-cell table:style-name="Tableau11.A2" office:value-type="string">
                  <text:p text:style-name="P9">the imported palette instance.</text:p>
                </table:table-cell>
              </table:table-row>
            </table:table>
            <text:p text:style-name="P9"/>
          </table:table-cell>
        </table:table-row>
      </table:table>
      <text:h text:style-name="P15" text:outline-level="3"><text:span text:style-name="Teletype"><text:span text:style-name="T4">Example Usage</text:span></text:span>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2">--&gt;</text:p>
            <text:p text:style-name="P12"/>
            <text:p text:style-name="P12">--&gt;</text:p>
            <text:p text:style-name="P12"/>
            <text:p text:style-name="P12">--&gt;</text:p>
            <text:p text:style-name="P12"/>
            <text:p text:style-name="P12">--&gt;</text:p>
            <text:p text:style-name="P12"/>
            <text:p text:style-name="P12"/>
            <text:p text:style-name="P12">--&gt;</text:p>
            <text:p text:style-name="P12"/>
            <text:p text:style-name="P12"/>
            <text:p text:style-name="P12">--&gt;</text:p>
            <text:p text:style-name="P12"/>
            <text:p text:style-name="P12"/>
            <text:p text:style-name="P12">--&gt;</text:p>
            <text:p text:style-name="P12"/>
          </table:table-cell>
          <table:table-cell table:style-name="Tableau4.A1" office:value-type="string">
            <text:p text:style-name="P12">loadScicosLibs(); </text:p>
            <text:p text:style-name="P12"/>
            <text:p text:style-name="P12">pal = xcosPal("My palette"); </text:p>
            <text:p text:style-name="P12"/>
            <text:p text:style-name="P12">pal = xcosPalAddBlock(pal, SUM_f, .. </text:p>
            <text:p text:style-name="P12"><text:tab/><text:tab/>SCI + "/modules/xcos/images/palettes/BIGSOM_f.jpg"); </text:p>
            <text:p text:style-name="P12">pal = xcosPalAddBlock(pal, ..</text:p>
            <text:p text:style-name="P12"><text:tab/><text:tab/>SCI + "/modules/scicos_blocks/blocks/SUMMATION.h5", ..</text:p>
            <text:p text:style-name="P12"><text:tab/><text:tab/>SCI + "/modules/xcos/images/palettes/SUMMATION.jpg"); </text:p>
            <text:p text:style-name="P12">pal = xcosPalAddBlock(pal, SUM_f, .. </text:p>
            <text:p text:style-name="P12"><text:tab/><text:tab/>SCI + "/modules/xcos/images/palettes/SUM_f.jpg", ..</text:p>
            <text:p text:style-name="P12"><text:tab/><text:tab/>SCI + "/modules/xcos/images/blocks/SUM.svg"); </text:p>
            <text:p text:style-name="P12">pal = xcosPalAddBlock(pal, CUMSUM, .. </text:p>
            <text:p text:style-name="P12"><text:tab/><text:tab/>SCI + "/modules/xcos/images/palettes/CUMSUM.jpg"); </text:p>
            <text:p text:style-name="P12"/>
            <text:p text:style-name="P12">xcosPalExport(pal, .. </text:p>
            <text:p text:style-name="P12"><text:tab/><text:tab/>SCI + "/modules/xcos/palette.h5")</text:p>
          </table:table-cell>
        </table:table-row>
      </table:table>
      <text:p text:style-name="P1"><text:span text:style-name="Teletype"><text:span text:style-name="T1"/></text:span>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2">--&gt;</text:p>
            <text:p text:style-name="P12"/>
            <text:p text:style-name="P12">--&gt;</text:p>
            <text:p text:style-name="P12"/>
          </table:table-cell>
          <table:table-cell table:style-name="Tableau12.A1" office:value-type="string">
            <text:p text:style-name="P12">import_from_hdf5(SCI + "/modules/xcos/palette.h5");</text:p>
            <text:p text:style-name="P12"/>
            <text:p text:style-name="P12">xcosPalAdd(pal);</text:p>
            <text:p text:style-name="P12"/>
          </table:table-cell>
        </table:table-row>
      </table:table>
      <text:h text:style-name="P14" text:outline-level="3">Future</text:h>
      <text:p text:style-name="Text_20_body"><text:span text:style-name="T6">In the futur, the third argument of the “</text:span><text:span text:style-name="T3">xcosPalAdd</text:span><text:span text:style-name="T6">” method will be able to take a jgraphx style representation and not only an image representation. This will allow users to fully customize their </text:span><text:span text:style-name="T6">blocks.</text:span></text:p>
      <text:h text:style-name="P14" text:outline-level="3"><text:soft-page-break/>Changelog</text:h>
      <text:p text:style-name="P3"><text:tab/><text:span text:style-name="T2">1.0 – Clément DAVID &lt;</text:span><text:a xlink:type="simple" xlink:href="mailto:clement.david@scilab.org"><text:span text:style-name="T2">clement.david@scilab.org</text:span></text:a><text:span text:style-name="T2">&gt; - initial version</text:span></text:p>
      <text:h text:style-name="P14" text:outline-level="3">Copyright</text:h>
      <text:p text:style-name="P5"><text:tab/>This document has been placed under the licenc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text-align="justify" style:justify-single-word="false"/>
      <style:text-properties fo:font-size="85%" fo:language="en" fo:country="US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page-number="auto" fo:background-color="#e6e6e6" style:shadow="none">
        <style:background-image/>
      </style:paragraph-properties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Pierre MARECHAL</meta:initial-creator>
    <meta:creation-date>2008-07-09T13:39:08</meta:creation-date>
    <dc:creator>Clément DAVID</dc:creator>
    <dc:date>2010-05-28T11:06:41</dc:date>
    <meta:editing-cycles>36</meta:editing-cycles>
    <meta:editing-duration>PT10H41M02S</meta:editing-duration>
    <meta:document-statistic meta:table-count="15" meta:image-count="0" meta:object-count="0" meta:page-count="5" meta:paragraph-count="214" meta:word-count="1050" meta:character-count="6343"/>
    <meta:user-defined meta:name="Info 1"/>
    <meta:user-defined meta:name="Info 2"/>
    <meta:user-defined meta:name="Info 3"/>
    <meta:user-defined meta:name="Info 4"/>
  </office:meta>
</office:document-meta>
</file>